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598e" officeooo:paragraph-rsid="0011598e"/>
    </style:style>
    <style:style style:name="P2" style:family="paragraph" style:parent-style-name="Standard" style:list-style-name="L1">
      <style:text-properties officeooo:rsid="0011598e" officeooo:paragraph-rsid="0011598e"/>
    </style:style>
    <style:style style:name="P3" style:family="paragraph" style:parent-style-name="Standard">
      <style:text-properties officeooo:rsid="0011598e" officeooo:paragraph-rsid="0012838c"/>
    </style:style>
    <style:style style:name="P4" style:family="paragraph" style:parent-style-name="Standard">
      <style:text-properties officeooo:rsid="0011598e" officeooo:paragraph-rsid="0013e536"/>
    </style:style>
    <style:style style:name="P5" style:family="paragraph" style:parent-style-name="Standard">
      <style:text-properties officeooo:rsid="0011598e" officeooo:paragraph-rsid="0015d424"/>
    </style:style>
    <style:style style:name="P6" style:family="paragraph" style:parent-style-name="Standard">
      <style:text-properties officeooo:rsid="0011598e" officeooo:paragraph-rsid="0017d10d"/>
    </style:style>
    <style:style style:name="P7" style:family="paragraph" style:parent-style-name="Standard">
      <style:text-properties officeooo:rsid="0011598e" officeooo:paragraph-rsid="0017d4f4"/>
    </style:style>
    <style:style style:name="P8" style:family="paragraph" style:parent-style-name="Standard">
      <style:text-properties officeooo:rsid="0011598e" officeooo:paragraph-rsid="0019c799"/>
    </style:style>
    <style:style style:name="P9" style:family="paragraph" style:parent-style-name="Standard" style:list-style-name="L1">
      <style:text-properties officeooo:paragraph-rsid="0011598e"/>
    </style:style>
    <style:style style:name="P10" style:family="paragraph" style:parent-style-name="Standard">
      <style:text-properties officeooo:rsid="0012838c" officeooo:paragraph-rsid="0012838c"/>
    </style:style>
    <style:style style:name="P11" style:family="paragraph" style:parent-style-name="Standard">
      <style:text-properties officeooo:rsid="0012838c" officeooo:paragraph-rsid="0019728d"/>
    </style:style>
    <style:style style:name="P12" style:family="paragraph" style:parent-style-name="Standard">
      <style:text-properties officeooo:rsid="0012838c" officeooo:paragraph-rsid="0019c799"/>
    </style:style>
    <style:style style:name="P13" style:family="paragraph" style:parent-style-name="Standard">
      <style:text-properties officeooo:rsid="0019728d" officeooo:paragraph-rsid="0019728d"/>
    </style:style>
    <style:style style:name="P14" style:family="paragraph" style:parent-style-name="Standard">
      <style:text-properties officeooo:rsid="0019728d" officeooo:paragraph-rsid="0019c799"/>
    </style:style>
    <style:style style:name="P15" style:family="paragraph" style:parent-style-name="Standard">
      <style:text-properties officeooo:rsid="0019c799" officeooo:paragraph-rsid="0019c799"/>
    </style:style>
    <style:style style:name="P16" style:family="paragraph" style:parent-style-name="Standard">
      <style:text-properties officeooo:rsid="001aa380" officeooo:paragraph-rsid="001aa380"/>
    </style:style>
    <style:style style:name="T1" style:family="text">
      <style:text-properties officeooo:rsid="0011598e"/>
    </style:style>
    <style:style style:name="T2" style:family="text">
      <style:text-properties officeooo:rsid="0011eb9f"/>
    </style:style>
    <style:style style:name="T3" style:family="text">
      <style:text-properties officeooo:rsid="0012838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ário de Bordo</text:p>
      <text:p text:style-name="P1">25 de maio </text:p>
      <text:p text:style-name="P1">Sementes recebidas por volta das 7:40</text:p>
      <text:p text:style-name="P1">Sementes plantadas por volta das 10:40</text:p>
      <text:list xml:id="list474753041" text:style-name="L1">
        <text:list-item>
          <text:p text:style-name="P9"><text:span text:style-name="T1">Especificações de plantagem:</text:span></text:p>
          <text:list>
            <text:list-item>
              <text:p text:style-name="P2">Vaso médio</text:p>
            </text:list-item>
            <text:list-item>
              <text:p text:style-name="P2">50% de terra vermelha com 50% de composto orgânico</text:p>
            </text:list-item>
            <text:list-item>
              <text:p text:style-name="P2">Sementes plantadas a 1,5 cm de profundidade</text:p>
            </text:list-item>
          </text:list>
        </text:list-item>
      </text:list>
      <text:p text:style-name="P1">Fotoperíodo de duas horas no mínimo. sol direto das 12:00 até as 15:00, sol indireto, mas com claridade, das 07:00 as 11:59, das 15:01 até as 17:00.</text:p>
      <text:p text:style-name="P1"/>
      <text:p text:style-name="P1">26 de maio</text:p>
      <text:p text:style-name="P1"/>
      <text:p text:style-name="P1">Observações:</text:p>
      <text:p text:style-name="P1"><text:span text:style-name="T3">A</text:span> planta <text:span text:style-name="T3">ficou </text:span>no seu local estratégico para tomar o sol nas horas certas.</text:p>
      <text:p text:style-name="P1">Tempo de sol:</text:p>
      <text:p text:style-name="P1">Sol direto: 12:00 as 15:00</text:p>
      <text:p text:style-name="P1">Sol indireto: 07:00 as 11:59; <text:span text:style-name="T2">15:01 as 17:00.</text:span></text:p>
      <text:p text:style-name="P1"/>
      <text:p text:style-name="P11">27 de maio</text:p>
      <text:p text:style-name="P3"/>
      <text:p text:style-name="P3"><text:span text:style-name="T3">A</text:span> planta <text:span text:style-name="T3">ficou </text:span>no seu local estratégico para tomar o sol nas horas certas.</text:p>
      <text:p text:style-name="P3">Tempo de sol:</text:p>
      <text:p text:style-name="P3">Sol direto: 12:00 as 15:00</text:p>
      <text:p text:style-name="P8">Sol indireto: 07:00 as 11:59; <text:span text:style-name="T2">15:01 as 17:00.</text:span></text:p>
      <text:p text:style-name="P8"/>
      <text:p text:style-name="P8">Observações:</text:p>
      <text:p text:style-name="P12">Planta regada as 04:00, com 150ml de água;</text:p>
      <text:p text:style-name="P10"/>
      <text:p text:style-name="P10">28 de maio</text:p>
      <text:p text:style-name="P4"/>
      <text:p text:style-name="P4">Observações:</text:p>
      <text:p text:style-name="P4"><text:span text:style-name="T3">A</text:span> planta <text:span text:style-name="T3">ficou </text:span>no seu local estratégico para tomar o sol nas horas certas.</text:p>
      <text:p text:style-name="P4">Tempo de sol:</text:p>
      <text:p text:style-name="P4">Sol direto: 12:00 as 15:00</text:p>
      <text:p text:style-name="P4">Sol indireto: 07:00 as 11:59; <text:span text:style-name="T2">15:01 as 17:00.</text:span></text:p>
      <text:p text:style-name="P4"/>
      <text:p text:style-name="P10">29 de maio</text:p>
      <text:p text:style-name="P5"/>
      <text:p text:style-name="P5">Observações:</text:p>
      <text:p text:style-name="P5"><text:span text:style-name="T3">A</text:span> planta <text:span text:style-name="T3">ficou </text:span>no seu local estratégico para tomar o sol nas horas certas.</text:p>
      <text:p text:style-name="P5">Tempo de sol:</text:p>
      <text:p text:style-name="P5">Sol direto: 12:00 as 15:00</text:p>
      <text:p text:style-name="P5">Sol indireto: 07:00 as 11:59; <text:span text:style-name="T2">15:01 as 17:00.</text:span></text:p>
      <text:p text:style-name="P5"/>
      <text:p text:style-name="P10">30 de maio</text:p>
      <text:p text:style-name="P6"/>
      <text:p text:style-name="P6">Observações:</text:p>
      <text:p text:style-name="P6"><text:span text:style-name="T3">A</text:span> planta <text:span text:style-name="T3">ficou </text:span>no seu local estratégico para tomar o sol nas horas certas.</text:p>
      <text:p text:style-name="P6">Tempo de sol:</text:p>
      <text:p text:style-name="P6">Sol direto: 12:00 as 15:00</text:p>
      <text:p text:style-name="P6">Sol indireto: 07:00 as 11:59; <text:span text:style-name="T2">15:01 as 17:00.</text:span></text:p>
      <text:p text:style-name="P6"><text:soft-page-break/></text:p>
      <text:p text:style-name="P10">31 de maio</text:p>
      <text:p text:style-name="P13"/>
      <text:p text:style-name="P7"><text:span text:style-name="T3">A</text:span> planta <text:span text:style-name="T3">ficou </text:span>no seu local estratégico para tomar o sol nas horas certas.</text:p>
      <text:p text:style-name="P7">Tempo de sol:</text:p>
      <text:p text:style-name="P7">Sol direto: 12:00 as 15:00</text:p>
      <text:p text:style-name="P7">Sol indireto: 07:00 as 11:59; <text:span text:style-name="T2">15:01 as 17:00.</text:span></text:p>
      <text:p text:style-name="P7"/>
      <text:p text:style-name="P14"/>
      <text:p text:style-name="P8">Observações:</text:p>
      <text:p text:style-name="P14">Regada as 18:00</text:p>
      <text:p text:style-name="P7"/>
      <text:p text:style-name="P10">01 de maio</text:p>
      <text:p text:style-name="P10"/>
      <text:p text:style-name="P8"><text:span text:style-name="T3">A</text:span> planta <text:span text:style-name="T3">ficou </text:span>no seu local estratégico para tomar o sol nas horas certas.</text:p>
      <text:p text:style-name="P8">Tempo de sol:</text:p>
      <text:p text:style-name="P8">Sol direto: 12:00 as 15:00</text:p>
      <text:p text:style-name="P15"><text:span text:style-name="T1">Sol indireto: 07:00 as 11:59; </text:span><text:span text:style-name="T2">15:01 as 17:00.</text:span> </text:p>
      <text:p text:style-name="P15"/>
      <text:p text:style-name="P15">Observações:</text:p>
      <text:p text:style-name="P16">Nascimento de uma das plantas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23:24:42.600000000</meta:creation-date>
    <dc:date>2022-06-01T23:43:47.549000000</dc:date>
    <meta:editing-duration>PT6M52S</meta:editing-duration>
    <meta:editing-cycles>9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54" meta:word-count="324" meta:character-count="1732" meta:non-whitespace-character-count="1464"/>
  </office:meta>
</office:document-meta>
</file>